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</office:font-face-decls>
  <office:automatic-styles>
    <style:style style:name="Table1" style:family="table">
      <style:table-properties style:width="5.6382in" fo:margin-left="0.0035in" fo:margin-top="0in" fo:margin-bottom="0in" table:align="left" style:writing-mode="lr-tb"/>
    </style:style>
    <style:style style:name="Table1.A" style:family="table-column">
      <style:table-column-properties style:column-width="0.6646in"/>
    </style:style>
    <style:style style:name="Table1.B" style:family="table-column">
      <style:table-column-properties style:column-width="2.5389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1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2563in" fo:keep-together="auto"/>
    </style:style>
    <style:style style:name="P1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7" style:family="paragraph" style:parent-style-name="Standard">
      <style:paragraph-properties fo:text-align="end" style:justify-single-word="false"/>
      <style:text-properties fo:language="es" fo:country="CO" officeooo:rsid="000de21b" officeooo:paragraph-rsid="000e73f9" style:language-asian="zxx" style:country-asian="none" style:language-complex="zxx" style:country-complex="none"/>
    </style:style>
    <style:style style:name="P8" style:family="paragraph" style:parent-style-name="Standard">
      <style:text-properties fo:language="es" fo:country="CO" officeooo:rsid="000de21b" officeooo:paragraph-rsid="001949cd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es" fo:country="CO" officeooo:rsid="000f74cd" officeooo:paragraph-rsid="001cb5bd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P13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CO" officeooo:rsid="001b3432" officeooo:paragraph-rsid="001b3432" style:language-asian="zxx" style:country-asian="none" style:language-complex="zxx" style:country-complex="none"/>
    </style:style>
    <style:style style:name="P15" style:family="paragraph" style:parent-style-name="Standard">
      <style:text-properties fo:language="es" fo:country="CO" officeooo:rsid="001b3432" officeooo:paragraph-rsid="001e0749" style:language-asian="zxx" style:country-asian="none" style:language-complex="zxx" style:country-complex="none"/>
    </style:style>
    <style:style style:name="P16" style:family="paragraph" style:parent-style-name="Standard">
      <style:text-properties fo:language="es" fo:country="CO" fo:font-weight="normal" officeooo:rsid="001b3432" officeooo:paragraph-rsid="001b343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top="0.1665in" fo:margin-bottom="0.1665in" style:contextual-spacing="false"/>
      <style:text-properties officeooo:paragraph-rsid="00176d51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rsid="00176d51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21" style:family="paragraph" style:parent-style-name="Standard">
      <style:text-properties officeooo:paragraph-rsid="001e0749"/>
    </style:style>
    <style:style style:name="P22" style:family="paragraph" style:parent-style-name="Standard" style:list-style-name="L1">
      <style:text-properties officeooo:paragraph-rsid="001e0749"/>
    </style:style>
    <style:style style:name="T1" style:family="text">
      <style:text-properties officeooo:rsid="000f74cd"/>
    </style:style>
    <style:style style:name="T2" style:family="text">
      <style:text-properties officeooo:rsid="000fc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fc2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e21b" style:font-weight-asian="bold" style:font-weight-complex="bold"/>
    </style:style>
    <style:style style:name="T7" style:family="text">
      <style:text-properties fo:font-weight="bold" officeooo:rsid="001949cd" style:font-weight-asian="bold" style:font-weight-complex="bold"/>
    </style:style>
    <style:style style:name="T8" style:family="text">
      <style:text-properties officeooo:rsid="00176d51"/>
    </style:style>
    <style:style style:name="T9" style:family="text">
      <style:text-properties style:font-name-complex="Aptos1"/>
    </style:style>
    <style:style style:name="T10" style:family="text">
      <style:text-properties fo:language="es" fo:country="CO" officeooo:rsid="001b3432" style:language-asian="zxx" style:country-asian="none" style:language-complex="zxx" style:country-complex="none"/>
    </style:style>
    <style:style style:name="T11" style:family="text">
      <style:text-properties fo:language="es" fo:country="CO" officeooo:rsid="001e0749" style:language-asian="zxx" style:country-asian="none" style:language-complex="zxx" style:country-complex="none"/>
    </style:style>
    <style:style style:name="T12" style:family="text">
      <style:text-properties fo:language="es" fo:country="CO" fo:font-style="italic" officeooo:rsid="001e0749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style:font-name="Liberation Serif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14" style:family="text">
      <style:text-properties officeooo:rsid="001e0749"/>
    </style:style>
    <style:style style:name="T15" style:family="text">
      <style:text-properties style:font-name="Aptos"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>Laboratorio 1: Optimización Combinatoria y Asignación de Recursos</text:p>
      <text:p text:style-name="P2"/>
      <text:p text:style-name="P2"><text:span text:style-name="T5">Problema 1:</text:span> <text:span text:style-name="T5">Asignación de Tareas en un Equipo de Desarrollo Ágil</text:span></text:p>
      <text:p text:style-name="P17" loext:marker-style-name="T15"><text:span text:style-name="T13">1. Define las tareas disponibles y sus puntos de histori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 loext:marker-style-name="T15"><text:span text:style-name="T9"># Tarea</text:span></text:p>
          </table:table-cell>
          <table:table-cell table:style-name="Table1.B1" office:value-type="string">
            <text:p text:style-name="P19" loext:marker-style-name="T15">Tarea</text:p>
          </table:table-cell>
          <table:table-cell table:style-name="Table1.B1" office:value-type="string">
            <text:p text:style-name="P18" loext:marker-style-name="T15"><text:span text:style-name="T9">Puntos de historia</text:span></text:p>
          </table:table-cell>
          <table:table-cell table:style-name="Table1.B1" office:value-type="string">
            <text:p text:style-name="P18" loext:marker-style-name="T15"><text:span text:style-name="T9">Prioridad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1</text:span></text:p>
          </table:table-cell>
          <table:table-cell table:style-name="Table1.B1" office:value-type="string">
            <text:p text:style-name="P20" loext:marker-style-name="T15">Optimización de la API principal</text:p>
          </table:table-cell>
          <table:table-cell table:style-name="Table1.B1" office:value-type="string">
            <text:p text:style-name="P18" loext:marker-style-name="T15"><text:span text:style-name="T9">5</text:span></text:p>
          </table:table-cell>
          <table:table-cell table:style-name="Table1.B1" office:value-type="string">
            <text:p text:style-name="P18" loext:marker-style-name="T15"><text:span text:style-name="T9">Maxim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2</text:span></text:p>
          </table:table-cell>
          <table:table-cell table:style-name="Table1.B1" office:value-type="string">
            <text:p text:style-name="P20" loext:marker-style-name="T15">Revisión de interfaz de usuario</text:p>
          </table:table-cell>
          <table:table-cell table:style-name="Table1.B1" office:value-type="string">
            <text:p text:style-name="P18" loext:marker-style-name="T15"><text:span text:style-name="T9">3</text:span></text:p>
          </table:table-cell>
          <table:table-cell table:style-name="Table1.B1" office:value-type="string">
            <text:p text:style-name="P18" loext:marker-style-name="T15"><text:span text:style-name="T9">Media alt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3</text:span></text:p>
          </table:table-cell>
          <table:table-cell table:style-name="Table1.B1" office:value-type="string">
            <text:p text:style-name="P20" loext:marker-style-name="T15">Integración de sistema de pagos</text:p>
          </table:table-cell>
          <table:table-cell table:style-name="Table1.B1" office:value-type="string">
            <text:p text:style-name="P18" loext:marker-style-name="T15"><text:span text:style-name="T9">13</text:span></text:p>
          </table:table-cell>
          <table:table-cell table:style-name="Table1.B1" office:value-type="string">
            <text:p text:style-name="P18" loext:marker-style-name="T15"><text:span text:style-name="T9">Alt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4</text:span></text:p>
          </table:table-cell>
          <table:table-cell table:style-name="Table1.B1" office:value-type="string">
            <text:p text:style-name="P20" loext:marker-style-name="T15">Actualización de documentación técnica </text:p>
          </table:table-cell>
          <table:table-cell table:style-name="Table1.B1" office:value-type="string">
            <text:p text:style-name="P18" loext:marker-style-name="T15"><text:span text:style-name="T9">1</text:span></text:p>
          </table:table-cell>
          <table:table-cell table:style-name="Table1.B1" office:value-type="string">
            <text:p text:style-name="P18" loext:marker-style-name="T15"><text:span text:style-name="T9">Media baj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5</text:span></text:p>
          </table:table-cell>
          <table:table-cell table:style-name="Table1.B1" office:value-type="string">
            <text:p text:style-name="P20" loext:marker-style-name="T15">Desarrollo de pruebas unitarias extendidas</text:p>
          </table:table-cell>
          <table:table-cell table:style-name="Table1.B1" office:value-type="string">
            <text:p text:style-name="P18" loext:marker-style-name="T15"><text:span text:style-name="T9">21</text:span></text:p>
          </table:table-cell>
          <table:table-cell table:style-name="Table1.B1" office:value-type="string">
            <text:p text:style-name="P18" loext:marker-style-name="T15"><text:span text:style-name="T9">Minim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6</text:span></text:p>
          </table:table-cell>
          <table:table-cell table:style-name="Table1.B1" office:value-type="string">
            <text:p text:style-name="P20" loext:marker-style-name="T15">Mejora de la respuesta del servidor</text:p>
          </table:table-cell>
          <table:table-cell table:style-name="Table1.B1" office:value-type="string">
            <text:p text:style-name="P18" loext:marker-style-name="T15"><text:span text:style-name="T9">2</text:span></text:p>
          </table:table-cell>
          <table:table-cell table:style-name="Table1.B1" office:value-type="string">
            <text:p text:style-name="P18" loext:marker-style-name="T15"><text:span text:style-name="T9">Medi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7</text:span></text:p>
          </table:table-cell>
          <table:table-cell table:style-name="Table1.B1" office:value-type="string">
            <text:p text:style-name="P20" loext:marker-style-name="T15">Implementación de funciones de seguridad</text:p>
          </table:table-cell>
          <table:table-cell table:style-name="Table1.B1" office:value-type="string">
            <text:p text:style-name="P18" loext:marker-style-name="T15"><text:span text:style-name="T9">2</text:span></text:p>
          </table:table-cell>
          <table:table-cell table:style-name="Table1.B1" office:value-type="string">
            <text:p text:style-name="P18" loext:marker-style-name="T15"><text:span text:style-name="T9">Alt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8</text:span></text:p>
          </table:table-cell>
          <table:table-cell table:style-name="Table1.B1" office:value-type="string">
            <text:p text:style-name="P20" loext:marker-style-name="T15">Refactorización del código del módulo X</text:p>
          </table:table-cell>
          <table:table-cell table:style-name="Table1.B1" office:value-type="string">
            <text:p text:style-name="P18" loext:marker-style-name="T15"><text:span text:style-name="T9">5</text:span></text:p>
          </table:table-cell>
          <table:table-cell table:style-name="Table1.B1" office:value-type="string">
            <text:p text:style-name="P18" loext:marker-style-name="T15"><text:span text:style-name="T9">Medi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9</text:span></text:p>
          </table:table-cell>
          <table:table-cell table:style-name="Table1.B1" office:value-type="string">
            <text:p text:style-name="P20" loext:marker-style-name="T15">Optimización de la base de datos</text:p>
          </table:table-cell>
          <table:table-cell table:style-name="Table1.B1" office:value-type="string">
            <text:p text:style-name="P18" loext:marker-style-name="T15"><text:span text:style-name="T9">8</text:span></text:p>
          </table:table-cell>
          <table:table-cell table:style-name="Table1.B1" office:value-type="string">
            <text:p text:style-name="P18" loext:marker-style-name="T15"><text:span text:style-name="T9">baja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15"><text:span text:style-name="T9">10</text:span></text:p>
          </table:table-cell>
          <table:table-cell table:style-name="Table1.B1" office:value-type="string">
            <text:p text:style-name="P20" loext:marker-style-name="T15">Creación de un nuevo servicio de microservicios</text:p>
          </table:table-cell>
          <table:table-cell table:style-name="Table1.B1" office:value-type="string">
            <text:p text:style-name="P18" loext:marker-style-name="T15"><text:span text:style-name="T9">13</text:span></text:p>
          </table:table-cell>
          <table:table-cell table:style-name="Table1.B1" office:value-type="string">
            <text:p text:style-name="P18" loext:marker-style-name="T15"><text:span text:style-name="T9">Maxima</text:span></text:p>
          </table:table-cell>
        </table:table-row>
        <table:table-row table:style-name="Table1.12">
          <table:table-cell table:style-name="Table1.A1" office:value-type="string">
            <text:p text:style-name="P18" loext:marker-style-name="T15"><text:span text:style-name="T9">12</text:span></text:p>
          </table:table-cell>
          <table:table-cell table:style-name="Table1.B1" office:value-type="string">
            <text:p text:style-name="P20" loext:marker-style-name="T15">Implementación de interfaz de administración</text:p>
          </table:table-cell>
          <table:table-cell table:style-name="Table1.B1" office:value-type="string">
            <text:p text:style-name="P18" loext:marker-style-name="T15"><text:span text:style-name="T9">21</text:span></text:p>
          </table:table-cell>
          <table:table-cell table:style-name="Table1.B1" office:value-type="string">
            <text:p text:style-name="P18" loext:marker-style-name="T15"><text:span text:style-name="T9">alta</text:span></text:p>
          </table:table-cell>
        </table:table-row>
      </table:table>
      <text:p text:style-name="P11"><text:span text:style-name="T6"/></text:p>
      <text:p text:style-name="P11"><text:span text:style-name="T5">Datos del problema:</text:span></text:p>
      <text:p text:style-name="P11">4 programadores, 2 semanas.</text:p>
      <text:p text:style-name="P11">24 puntos de historia por programador → 96 puntos de historia máximos.</text:p>
      <text:p text:style-name="P11"/>
      <text:p text:style-name="P11">Maximiza la suma de las prioridades de las tareas completadas sin exceder la restricción de los puntos de historia.</text:p>
      <text:p text:style-name="P11"/>
      <text:p text:style-name="P9"><text:span text:style-name="T5">Modelo matemático:</text:span></text:p>
      <text:p text:style-name="P9">Conjuntos: T = {tareas}, H = {puntos historia} &amp; P = {prioridades}</text:p>
      <text:p text:style-name="P10">Variable de <text:span text:style-name="T2">D</text:span>ecisión: </text:p>
      <text:p text:style-name="P10"><draw:frame draw:style-name="fr1" draw:name="Object14" text:anchor-type="as-char" svg:y="-0.1492in" svg:width="0.1665in" svg:height="0.2102in" draw:z-index="13"><draw:object xlink:href="./Object 14" xlink:type="simple" xlink:show="embed" xlink:actuate="onLoad"/><draw:image xlink:href="./ObjectReplacements/Object 14" xlink:type="simple" xlink:show="embed" xlink:actuate="onLoad"/></draw:frame>: <text:span text:style-name="T2">binaria</text:span> <text:span text:style-name="T2">(</text:span>1 si la tarea <text:span text:style-name="T3">t </text:span>se realiza y 0 si no se realiza<text:span text:style-name="T2">)</text:span>.</text:p>
      <text:p text:style-name="P9"/>
      <text:p text:style-name="P5">Parámetros: Los puntos de historia <draw:frame draw:style-name="fr1" draw:name="Object13" text:anchor-type="as-char" svg:y="-0.1492in" svg:width="0.1835in" svg:height="0.2102in" draw:z-index="12"><draw:object xlink:href="./Object 13" xlink:type="simple" xlink:show="embed" xlink:actuate="onLoad"/><draw:image xlink:href="./ObjectReplacements/Object 13" xlink:type="simple" xlink:show="embed" xlink:actuate="onLoad"/></draw:frame><text:s/>donde <draw:frame draw:style-name="fr2" draw:name="Object3" text:anchor-type="as-char" svg:y="-0.1492in" svg:width="0.3035in" svg:height="0.1854in" draw:z-index="2"><draw:object xlink:href="./Object 3" xlink:type="simple" xlink:show="embed" xlink:actuate="onLoad"/><draw:image xlink:href="./ObjectReplacements/Object 3" xlink:type="simple" xlink:show="embed" xlink:actuate="onLoad"/></draw:frame><text:s/>y las prioridades <draw:frame draw:style-name="fr1" draw:name="Object12" text:anchor-type="as-char" svg:y="-0.1492in" svg:width="0.152in" svg:height="0.2102in" draw:z-index="11"><draw:object xlink:href="./Object 12" xlink:type="simple" xlink:show="embed" xlink:actuate="onLoad"/><draw:image xlink:href="./ObjectReplacements/Object 12" xlink:type="simple" xlink:show="embed" xlink:actuate="onLoad"/></draw:frame><text:s/>donde <draw:frame draw:style-name="fr2" draw:name="Object4" text:anchor-type="as-char" svg:y="-0.1492in" svg:width="0.3035in" svg:height="0.1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5">Función objetivo: <text:span text:style-name="T3">max</text:span><text:span text:style-name="T1"><draw:frame draw:style-name="fr2" draw:name="Object1" text:anchor-type="as-char" svg:y="-0.189in" svg:width="0.7118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/></text:span></text:p>
      <text:p text:style-name="P5"/>
      <text:p text:style-name="P5">Restricciones: <draw:frame draw:style-name="fr2" draw:name="Object2" text:anchor-type="as-char" svg:y="-0.1709in" svg:width="0.9409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 text:c="2"/></text:span></text:p>
      <text:p text:style-name="P5"><text:soft-page-break/></text:p>
      <text:p text:style-name="P8"><text:span text:style-name="T5">Problema </text:span><text:span text:style-name="T7">2</text:span><text:span text:style-name="T5">: Asignación de Trabajos a Trabajadores</text:span></text:p>
      <text:p text:style-name="P8"><text:span text:style-name="T5"/></text:p>
      <text:p text:style-name="P14"><text:span text:style-name="T5">Modelo matemático:</text:span></text:p>
      <text:p text:style-name="P15">Índices: </text:p>
      <text:p text:style-name="P15">t = tareas </text:p>
      <text:p text:style-name="P15">w = trabajador</text:p>
      <text:p text:style-name="P14"><text:span text:style-name="T5"/></text:p>
      <text:p text:style-name="P16">Conjuntos: </text:p>
      <text:p text:style-name="P16">Workers = {trabajadores}</text:p>
      <text:p text:style-name="P14">HorasWorker = {<draw:frame draw:style-name="fr1" draw:name="Object5" text:anchor-type="as-char" svg:y="-0.1492in" svg:width="1.5043in" svg:height="0.2102in" draw:z-index="4"><draw:object xlink:href="./Object 5" xlink:type="simple" xlink:show="embed" xlink:actuate="onLoad"/><draw:image xlink:href="./ObjectReplacements/Object 5" xlink:type="simple" xlink:show="embed" xlink:actuate="onLoad"/></draw:frame>}</text:p>
      <text:p text:style-name="P14">T = {tareas}</text:p>
      <text:p text:style-name="P14">TareasGanancia = {<draw:frame draw:style-name="fr1" draw:name="Object6" text:anchor-type="as-char" svg:y="-0.1492in" svg:width="1.172in" svg:height="0.21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} </text:p>
      <text:p text:style-name="P14">TareasCosto = {<draw:frame draw:style-name="fr1" draw:name="Object7" text:anchor-type="as-char" svg:y="-0.1492in" svg:width="1.1598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} </text:p>
      <text:p text:style-name="P14"/>
      <text:p text:style-name="P14">Variable de desición </text:p>
      <text:p text:style-name="P14"><draw:frame draw:style-name="fr1" draw:name="Object8" text:anchor-type="as-char" svg:y="-0.1492in" svg:width="0.2354in" svg:height="0.2102in" draw:z-index="7"><draw:object xlink:href="./Object 8" xlink:type="simple" xlink:show="embed" xlink:actuate="onLoad"/><draw:image xlink:href="./ObjectReplacements/Object 8" xlink:type="simple" xlink:show="embed" xlink:actuate="onLoad"/></draw:frame>: binaria, donde <draw:frame draw:style-name="fr1" draw:name="Object9" text:anchor-type="as-char" svg:y="-0.1492in" svg:width="0.5425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si la tarea<text:span text:style-name="T3"> t</text:span> se asigna al trabajador <text:span text:style-name="T3">w</text:span>, y <draw:frame draw:style-name="fr1" draw:name="Object10" text:anchor-type="as-char" svg:y="-0.1492in" svg:width="0.5472in" svg:height="0.2102in" draw:z-index="9"><draw:object xlink:href="./Object 10" xlink:type="simple" xlink:show="embed" xlink:actuate="onLoad"/><draw:image xlink:href="./ObjectReplacements/Object 10" xlink:type="simple" xlink:show="embed" xlink:actuate="onLoad"/></draw:frame><text:s/>de lo contrario.</text:p>
      <text:p text:style-name="P14"/>
      <text:p text:style-name="P15">Función objetivo: <text:span text:style-name="T4">max</text:span><text:span text:style-name="T1"><draw:frame draw:style-name="fr2" draw:name="Object11" text:anchor-type="as-char" svg:y="-0.189in" svg:width="1.2382in" svg:height="0.37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 </text:span></text:p>
      <text:p text:style-name="P15"/>
      <text:p text:style-name="P21"><text:span text:style-name="T11">Restricciones: </text:span></text:p>
      <text:list text:style-name="L1">
        <text:list-item>
          <text:p text:style-name="P22"><text:span text:style-name="T10"><draw:frame draw:style-name="fr1" draw:name="Object15" text:anchor-type="as-char" svg:y="-0.1709in" svg:width="0.7909in" svg:height="0.340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</text:span><text:span text:style-name="T11">para todo </text:span><text:span text:style-name="T12">t</text:span><text:span text:style-name="T11"> en T</text:span></text:p>
        </text:list-item>
        <text:list-item>
          <text:p text:style-name="P22"><text:span text:style-name="T11"><draw:frame draw:style-name="fr1" draw:name="Object16" text:anchor-type="as-char" svg:y="-0.1709in" svg:width="1.7382in" svg:height="0.340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</text:list-item>
      </text:list>
      <text:p text:style-name="P15"><text:span text:style-name="T1"><text:s/></text:span></text:p>
      <text:p text:style-name="P15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052" svg:font-family="P052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C059" fo:font-family="C059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MT1" style:family="text">
      <style:text-properties officeooo:rsid="00176d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<text:span text:style-name="MT1">2022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18T23:24:26.167184651</dc:date>
    <meta:editing-duration>PT24M22S</meta:editing-duration>
    <meta:editing-cycles>5</meta:editing-cycles>
    <meta:generator>LibreOffice/24.2.3.2$Linux_X86_64 LibreOffice_project/420$Build-2</meta:generator>
    <meta:document-statistic meta:table-count="1" meta:image-count="0" meta:object-count="16" meta:page-count="3" meta:paragraph-count="82" meta:word-count="286" meta:character-count="1665" meta:non-whitespace-character-count="143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sub>
                <mi>X</mi>
                <mrow>
                  <mi>t</mi>
                </mrow>
              </msub>
              <mo stretchy="false">⋅</mo>
              <msub>
                <mrow>
                  <mi>P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t in T } } { X _ t cdot P _ t } right )</annotation>
  </semantics>
</math>
</file>

<file path=Object 10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0</mn>
    </mrow>
    <annotation encoding="StarMath 5.0">{ { X _ wt = ~ } 0 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i>w</mi>
                <mo stretchy="false">∈</mo>
                <mi mathvariant="italic">W,</mi>
              </mrow>
              <mspace width="2em"/>
              <mrow>
                <mi>t</mi>
                <mo stretchy="false">∈</mo>
                <mi>T</mi>
              </mrow>
              <mspace width="2em"/>
            </mrow>
          </munder>
          <mrow>
            <mrow>
              <msub>
                <mi>X</mi>
                <mi mathvariant="italic">wt</mi>
              </msub>
              <mo stretchy="false">⋅</mo>
              <msub>
                <mrow>
                  <mi mathvariant="italic">TG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{ w in W, } ~ { t in T } ~ } } { X _ wt cdot TG _ t } right )</annotation>
  </semantics>
</math>
</file>

<file path=Object 12/content.xml><?xml version="1.0" encoding="utf-8"?>
<math xmlns="http://www.w3.org/1998/Math/MathML" display="block">
  <semantics>
    <mrow>
      <msub>
        <mi>P</mi>
        <mi>t</mi>
      </msub>
    </mrow>
    <annotation encoding="StarMath 5.0">P _ t</annotation>
  </semantics>
</math>
</file>

<file path=Object 13/content.xml><?xml version="1.0" encoding="utf-8"?>
<math xmlns="http://www.w3.org/1998/Math/MathML" display="block">
  <semantics>
    <msub>
      <mi>H</mi>
      <mi>t</mi>
    </msub>
    <annotation encoding="StarMath 5.0">H _ t</annotation>
  </semantics>
</math>
</file>

<file path=Object 14/content.xml><?xml version="1.0" encoding="utf-8"?>
<math xmlns="http://www.w3.org/1998/Math/MathML" display="block">
  <semantics>
    <msub>
      <mi>X</mi>
      <mi>t</mi>
    </msub>
    <annotation encoding="StarMath 5.0">X _ t</annotation>
  </semantics>
</math>
</file>

<file path=Object 15/content.xml><?xml version="1.0" encoding="utf-8"?>
<math xmlns="http://www.w3.org/1998/Math/MathML" display="block">
  <semantics>
    <mrow>
      <munder>
        <mo stretchy="false">∑</mo>
        <mrow>
          <mrow>
            <mi>w</mi>
            <mo stretchy="false">∈</mo>
            <mi>W</mi>
          </mrow>
          <mspace width="2em"/>
        </mrow>
      </munder>
      <mrow>
        <mrow>
          <msub>
            <mi>X</mi>
            <mi mathvariant="italic">wt</mi>
          </msub>
          <mo stretchy="false">⩽</mo>
          <mn>1</mn>
        </mrow>
      </mrow>
    </mrow>
    <annotation encoding="StarMath 5.0">sum from { { { w in W } ~ } } { X _ wt leslant 1 }</annotation>
  </semantics>
</math>
</file>

<file path=Object 16/content.xml><?xml version="1.0" encoding="utf-8"?>
<math xmlns="http://www.w3.org/1998/Math/MathML" display="block">
  <semantics>
    <mrow>
      <munder>
        <mo stretchy="false">∑</mo>
        <mrow>
          <mrow>
            <mrow>
              <mi>w</mi>
              <mo stretchy="false">∈</mo>
              <mi>W</mi>
            </mrow>
            <mi>,</mi>
          </mrow>
          <mspace width="2em"/>
          <mrow>
            <mi>t</mi>
            <mo stretchy="false">∈</mo>
            <mi>T</mi>
          </mrow>
          <mspace width="2em"/>
        </mrow>
      </munder>
      <mrow>
        <mrow>
          <msub>
            <mi>X</mi>
            <mi mathvariant="italic">wt</mi>
          </msub>
          <mo stretchy="false">⋅</mo>
          <msub>
            <mrow>
              <mi mathvariant="italic">TC</mi>
            </mrow>
            <mi>t</mi>
          </msub>
        </mrow>
        <mrow>
          <mspace width="2em"/>
          <mo stretchy="false">⩽</mo>
          <msub>
            <mi mathvariant="italic">HW</mi>
            <mrow>
              <mi>w</mi>
            </mrow>
          </msub>
        </mrow>
      </mrow>
    </mrow>
    <annotation encoding="StarMath 5.0">sum from { { { { w in W } , } ~ { t in T } ~ } } { { X _ wt cdot TC _ t } { ~ leslant HW _ w } 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i>t</mi>
            <mo stretchy="false">∈</mo>
            <mi>T</mi>
          </mrow>
        </munder>
        <mrow>
          <mrow>
            <msub>
              <mi>X</mi>
              <mi>t</mi>
            </msub>
            <mo stretchy="false">⋅</mo>
            <msub>
              <mrow>
                <mi>H</mi>
              </mrow>
              <mi>t</mi>
            </msub>
          </mrow>
        </mrow>
      </mrow>
      <mo stretchy="false">⩽</mo>
      <mn>96</mn>
    </mrow>
    <annotation encoding="StarMath 5.0">{ sum from { { t in T } } { X _ t cdot H _ t } leslant 96 }</annotation>
  </semantics>
</math>
</file>

<file path=Object 3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

<file path=Object 4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

<file path=Object 5/content.xml><?xml version="1.0" encoding="utf-8"?>
<math xmlns="http://www.w3.org/1998/Math/MathML" display="block">
  <semantics>
    <mrow>
      <msub>
        <mrow>
          <mi mathvariant="italic">HW</mi>
        </mrow>
        <mrow>
          <mrow>
            <mi>w</mi>
            <mo stretchy="false">−</mo>
            <mi mathvariant="normal">1</mi>
          </mrow>
        </mrow>
      </msub>
      <mi mathvariant="normal">,</mi>
      <msub>
        <mi mathvariant="italic">HW</mi>
        <mrow>
          <mi>w</mi>
        </mrow>
      </msub>
      <mi mathvariant="normal">,</mi>
      <msub>
        <mi mathvariant="italic">HW</mi>
        <mrow>
          <mrow>
            <mi>w</mi>
            <mo stretchy="false">+</mo>
            <mi mathvariant="normal">1</mi>
          </mrow>
        </mrow>
      </msub>
    </mrow>
    <annotation encoding="StarMath 5.0">{ HW _ { w - 1 } , HW _ w , HW _ { w + 1 } }</annotation>
  </semantics>
</math>
</file>

<file path=Object 6/content.xml><?xml version="1.0" encoding="utf-8"?>
<math xmlns="http://www.w3.org/1998/Math/MathML" display="block">
  <semantics>
    <mrow>
      <msub>
        <mrow>
          <mi mathvariant="italic">TG</mi>
        </mrow>
        <mrow>
          <mi>t</mi>
          <mo stretchy="false">−</mo>
          <mn>1</mn>
        </mrow>
      </msub>
      <mi>,</mi>
      <msub>
        <mrow>
          <mi mathvariant="italic">TG</mi>
        </mrow>
        <mi>t</mi>
      </msub>
      <mi>,</mi>
      <msub>
        <mi mathvariant="italic">TG</mi>
        <mrow>
          <mi>t</mi>
          <mo stretchy="false">+</mo>
          <mn>1</mn>
        </mrow>
      </msub>
    </mrow>
    <annotation encoding="StarMath 5.0">{ TG _ { t - 1 } , TG _ t , TG _ { t + 1 } }</annotation>
  </semantics>
</math>
</file>

<file path=Object 7/content.xml><?xml version="1.0" encoding="utf-8"?>
<math xmlns="http://www.w3.org/1998/Math/MathML" display="block">
  <semantics>
    <mrow>
      <msub>
        <mrow>
          <mi mathvariant="italic">TC</mi>
        </mrow>
        <mrow>
          <mi>t</mi>
          <mo stretchy="false">−</mo>
          <mn>1</mn>
        </mrow>
      </msub>
      <mi>,</mi>
      <msub>
        <mrow>
          <mi mathvariant="italic">TC</mi>
        </mrow>
        <mi>t</mi>
      </msub>
      <mi>,</mi>
      <msub>
        <mrow>
          <mi mathvariant="italic">TC</mi>
        </mrow>
        <mrow>
          <mi>t</mi>
          <mo stretchy="false">+</mo>
          <mn>1</mn>
        </mrow>
      </msub>
    </mrow>
    <annotation encoding="StarMath 5.0">{ TC _ { t - 1 } , TC _ t , TC _ { t + 1 } }</annotation>
  </semantics>
</math>
</file>

<file path=Object 8/content.xml><?xml version="1.0" encoding="utf-8"?>
<math xmlns="http://www.w3.org/1998/Math/MathML" display="block">
  <semantics>
    <mrow>
      <msub>
        <mrow>
          <mi>X</mi>
        </mrow>
        <mrow>
          <mi mathvariant="italic">wt</mi>
        </mrow>
      </msub>
    </mrow>
    <annotation encoding="StarMath 5.0">X _ wt</annotation>
  </semantics>
</math>
</file>

<file path=Object 9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1</mn>
    </mrow>
    <annotation encoding="StarMath 5.0">{ { X _ wt = ~ } 1 }</annotation>
  </semantics>
</math>
</file>